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bc235" officeooo:paragraph-rsid="001bc235"/>
    </style:style>
    <style:style style:name="P2" style:family="paragraph" style:parent-style-name="Text_20_body">
      <style:text-properties officeooo:rsid="00136be5" officeooo:paragraph-rsid="00136be5"/>
    </style:style>
    <style:style style:name="P3" style:family="paragraph" style:parent-style-name="Text_20_body">
      <style:text-properties fo:font-weight="bold" officeooo:rsid="00136be5" officeooo:paragraph-rsid="00136be5" style:font-weight-asian="bold" style:font-weight-complex="bold"/>
    </style:style>
    <style:style style:name="P4" style:family="paragraph" style:parent-style-name="Text_20_body">
      <style:text-properties fo:font-weight="bold" officeooo:rsid="0021eca3" officeooo:paragraph-rsid="001ae186" style:font-weight-asian="bold" style:font-weight-complex="bold"/>
    </style:style>
    <style:style style:name="P5" style:family="paragraph" style:parent-style-name="Text_20_body">
      <style:text-properties fo:font-weight="bold" officeooo:rsid="001ae186" officeooo:paragraph-rsid="002dca44" style:font-weight-asian="bold" style:font-weight-complex="bold"/>
    </style:style>
    <style:style style:name="P6" style:family="paragraph" style:parent-style-name="Text_20_body">
      <style:text-properties fo:font-weight="bold" officeooo:rsid="002dca44" officeooo:paragraph-rsid="002dca44" style:font-weight-asian="bold" style:font-weight-complex="bold"/>
    </style:style>
    <style:style style:name="P7" style:family="paragraph" style:parent-style-name="Text_20_body">
      <style:text-properties officeooo:rsid="0021eca3" officeooo:paragraph-rsid="0021eca3"/>
    </style:style>
    <style:style style:name="P8" style:family="paragraph" style:parent-style-name="Text_20_body">
      <style:text-properties officeooo:rsid="002ae9af" officeooo:paragraph-rsid="002ae9af"/>
    </style:style>
    <style:style style:name="P9" style:family="paragraph" style:parent-style-name="Text_20_body">
      <style:text-properties fo:font-weight="normal" officeooo:rsid="002dca44" officeooo:paragraph-rsid="002dca44" style:font-weight-asian="normal" style:font-weight-complex="normal"/>
    </style:style>
    <style:style style:name="P10" style:family="paragraph" style:parent-style-name="Title">
      <style:text-properties officeooo:rsid="00136be5" officeooo:paragraph-rsid="00136be5"/>
    </style:style>
    <style:style style:name="P11" style:family="paragraph" style:parent-style-name="Standard">
      <style:text-properties officeooo:paragraph-rsid="002230db"/>
    </style:style>
    <style:style style:name="P12" style:family="paragraph" style:parent-style-name="Standard">
      <style:text-properties fo:color="#333333" style:font-name="Liberation Serif" fo:font-size="12pt" officeooo:rsid="002b214f" officeooo:paragraph-rsid="002b214f" style:font-size-asian="12pt" style:font-size-complex="12pt"/>
    </style:style>
    <style:style style:name="P13" style:family="paragraph" style:parent-style-name="Standard">
      <style:text-properties fo:color="#333333" style:font-name="Liberation Serif" fo:font-size="12pt" officeooo:rsid="002eff2e" officeooo:paragraph-rsid="002eff2e" style:font-size-asian="12pt" style:font-size-complex="12pt"/>
    </style:style>
    <style:style style:name="P14" style:family="paragraph" style:parent-style-name="Standard">
      <style:text-properties fo:color="#333333" style:font-name="Liberation Serif" fo:font-size="12pt" officeooo:rsid="0031df90" officeooo:paragraph-rsid="0031df90" style:font-size-asian="12pt" style:font-size-complex="12pt"/>
    </style:style>
    <style:style style:name="P15" style:family="paragraph" style:parent-style-name="Text_20_body" style:list-style-name="L1">
      <style:text-properties officeooo:rsid="002ae9af" officeooo:paragraph-rsid="002ae9af"/>
    </style:style>
    <style:style style:name="P16" style:family="paragraph" style:parent-style-name="Text_20_body">
      <style:text-properties officeooo:rsid="002ae9af" officeooo:paragraph-rsid="0032344d"/>
    </style:style>
    <style:style style:name="P17" style:family="paragraph" style:parent-style-name="Text_20_body" style:list-style-name="L1">
      <style:text-properties officeooo:rsid="00136be5" officeooo:paragraph-rsid="00234a80"/>
    </style:style>
    <style:style style:name="P18" style:family="paragraph" style:parent-style-name="Standard" style:list-style-name="L2">
      <style:text-properties officeooo:rsid="002b214f" officeooo:paragraph-rsid="002b214f"/>
    </style:style>
    <style:style style:name="T1" style:family="text">
      <style:text-properties officeooo:rsid="001e271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ae9af" style:font-weight-asian="bold" style:font-weight-complex="bold"/>
    </style:style>
    <style:style style:name="T4" style:family="text">
      <style:text-properties officeooo:rsid="002ae9af"/>
    </style:style>
    <style:style style:name="T5" style:family="text">
      <style:text-properties style:text-position="super 58%"/>
    </style:style>
    <style:style style:name="T6" style:family="text">
      <style:text-properties officeooo:rsid="003234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4">Git versionhallinta - </text:span>Harjoitus</text:p>
      <text:p text:style-name="P2">Harjoituksen tavoitteen<text:span text:style-name="T1">a</text:span> tutustua <text:span text:style-name="T4">Git-työkaluun ja github palveluun. Lopullisena tavoitteena on siirtyä käyttämään <text:s/>git-versionhallintaa osana, jokapäiväistä koodausta. Git on tuettuna useimmista koodaustyövälineissä, jopa MS VisuaStudiossa. Motivaattorina voidaan lisäksi mainita, että github-tunnusta kysytään useissa koodausta lähelläolevien työpaikkojen työhaastatteluissa.</text:span></text:p>
      <text:p text:style-name="P3">Tavoitteet:</text:p>
      <text:list xml:id="list5834544505063052876" text:style-name="L1">
        <text:list-item>
          <text:p text:style-name="P15">Luodaan tunnukset github.com palveluun ja aloitetaan ensimmäinen projekti. </text:p>
        </text:list-item>
        <text:list-item>
          <text:p text:style-name="P15">Tutustua Git -työkalun käyttöön Linux ympäristössä(tai vaihtoehtoisesti Windows<text:span text:style-name="T6">-</text:span> <text:span text:style-name="T6">tai Mac -ympäristössä</text:span>)</text:p>
          <text:p text:style-name="P17"/>
        </text:list-item>
      </text:list>
      <text:p text:style-name="P4">1. vaihe – github.com</text:p>
      <text:p text:style-name="P8">Tutustu github.com palveluun ja luo tunnukset joilla pääset kirjautumaan käyttäjäksi.</text:p>
      <text:p text:style-name="P16">Jos palvelu on täysin uusi ja versionhallinta ennenkokematonta, niin <text:a xlink:type="simple" xlink:href="https://services.github.com/on-demand/intro-to-github/" text:style-name="Internet_20_link" text:visited-style-name="Visited_20_Internet_20_Link"><text:span text:style-name="T6">https://services.github.com/on-demand/intro-to-github/</text:span></text:a><text:span text:style-name="T6"> </text:span><text:s/>Osoittesta löytyy “Introduction to GitHub” -kurssi. Kurssi kertoo perusasioita versionhallinnasta.</text:p>
      <text:p text:style-name="P7"><text:span text:style-name="T2">2. Vaihe – </text:span><text:span text:style-name="T3">Oman repositoryn(projektin) luonti</text:span> </text:p>
      <text:list xml:id="list3233156446821629268" text:style-name="L2">
        <text:list-item>
          <text:p text:style-name="P18">Luo uusi projekti github -palvelussa</text:p>
        </text:list-item>
        <text:list-item>
          <text:p text:style-name="P18">clone, eli kloonaa projekti omalle koneelle</text:p>
        </text:list-item>
        <text:list-item>
          <text:p text:style-name="P18">luo projektiin uutta (koodia, tiedostoja)</text:p>
        </text:list-item>
        <text:list-item>
          <text:p text:style-name="P18">add, eli lisää uudet tiedostot projektiin</text:p>
        </text:list-item>
        <text:list-item>
          <text:p text:style-name="P18">commit, eli luo uusi versio projektistasi</text:p>
        </text:list-item>
        <text:list-item>
          <text:p text:style-name="P18">push, eli tuuppaa projektisi uusiversio github -palveluun</text:p>
        </text:list-item>
      </text:list>
      <text:p text:style-name="P11"/>
      <text:p text:style-name="P6">Palautus:</text:p>
      <text:p text:style-name="P9">Harjoitustehtävän palautuksena riittää Github-tunnus...</text:p>
      <text:p text:style-name="P5">Oheismateriaali</text:p>
      <text:p text:style-name="P12"><text:a xlink:type="simple" xlink:href="http://www.github.com/" text:style-name="Internet_20_link" text:visited-style-name="Visited_20_Internet_20_Link">www.github.com</text:a></text:p>
      <text:p text:style-name="P12"><text:a xlink:type="simple" xlink:href="https://services.github.com/training/" text:style-name="Internet_20_link" text:visited-style-name="Visited_20_Internet_20_Link">https://services.github.com/training/</text:a> opastusta</text:p>
      <text:p text:style-name="P14"><text:a xlink:type="simple" xlink:href="https://git-scm.com/docs" text:style-name="Internet_20_link" text:visited-style-name="Visited_20_Internet_20_Link">https://git-scm.com/docs</text:a> Dokumentaatio kaikille käskyille</text:p>
      <text:p text:style-name="P12"><text:a xlink:type="simple" xlink:href="https://github.com/miksa007/Documentation" text:style-name="Internet_20_link" text:visited-style-name="Visited_20_Internet_20_Link">https://github.com/miksa007/Documentation</text:a> Lisää opastusta harjoituksen laatijan näkökulmasta</text:p>
      <text:p text:style-name="P12"/>
      <text:p text:style-name="P13">Pro Git 2<text:span text:style-name="T5">nd</text:span> ed. Kirja - <text:a xlink:type="simple" xlink:href="https://github.com/progit/progit2/releases" text:style-name="Internet_20_link" text:visited-style-name="Visited_20_Internet_20_Link">https://github.com/progit/progit2/releases</text:a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bc235" officeooo:paragraph-rsid="001bc235"/>
    </style:style>
    <style:style style:name="MT1" style:family="text"/>
    <style:style style:name="MT2" style:family="text">
      <style:text-properties officeooo:rsid="0032344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a xlink:type="simple" xlink:href="mailto:Mika.saari@tut.fi" text:style-name="Internet_20_link" text:visited-style-name="Visited_20_Internet_20_Link">Mika.saari@tut.fi</text:a><text:tab/><text:tab/><text:span text:style-name="MT2">22.12.201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 Saari</meta:initial-creator>
    <meta:creation-date>2014-11-19T11:43:27.487282280</meta:creation-date>
    <dc:date>2017-12-22T07:38:05.809102595</dc:date>
    <meta:editing-duration>PT3H52M47S</meta:editing-duration>
    <meta:editing-cycles>25</meta:editing-cycles>
    <meta:generator>LibreOffice/5.2.7.2$Linux_X86_64 LibreOffice_project/20m0$Build-2</meta:generator>
    <meta:print-date>2015-01-16T08:45:15.004000000</meta:print-date>
    <meta:document-statistic meta:table-count="0" meta:image-count="0" meta:object-count="0" meta:page-count="1" meta:paragraph-count="25" meta:word-count="170" meta:character-count="1624" meta:non-whitespace-character-count="1480"/>
  </office:meta>
</office:document-meta>
</file>